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 Bold" svg:font-family="'Open Sans Bold'" style:font-family-generic="roman" style:font-pitch="variable"/>
    <style:font-face style:name="Open Sans Regular" svg:font-family="'Open Sans Regula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 Bold1" svg:font-family="'Open Sans Bold'" style:font-family-generic="system" style:font-pitch="variable"/>
    <style:font-face style:name="Open Sans Regular1" svg:font-family="'Open Sans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5"/>
    <style:style style:name="P3" style:family="paragraph" style:parent-style-name="List_20_Paragraph" style:list-style-name="WWNum6">
      <style:paragraph-properties fo:text-align="justify" style:justify-single-word="false"/>
    </style:style>
    <style:style style:name="P4" style:family="paragraph" style:parent-style-name="List_20_Paragraph" style:list-style-name="WWNum5">
      <style:text-properties officeooo:rsid="000a0e12" officeooo:paragraph-rsid="000a0e12"/>
    </style:style>
    <style:style style:name="P5" style:family="paragraph" style:parent-style-name="Standard">
      <style:text-properties style:font-name="Open Sans Regular" fo:font-size="10pt" style:font-name-asian="Open Sans Regular1" style:font-size-asian="10pt" style:font-name-complex="Open Sans Regular1"/>
    </style:style>
    <style:style style:name="P6" style:family="paragraph" style:parent-style-name="Standard">
      <style:text-properties fo:color="#000000" style:font-name="Open Sans Regular" fo:font-size="10pt" fo:background-color="#ffffff" style:font-name-asian="Open Sans Regular1" style:font-size-asian="10pt" style:font-name-complex="Open Sans Regular1"/>
    </style:style>
    <style:style style:name="P7" style:family="paragraph" style:parent-style-name="Standard">
      <style:paragraph-properties fo:text-align="justify" style:justify-single-word="false"/>
      <style:text-properties fo:color="#000000" style:font-name="Open Sans Regular" fo:font-size="10pt" fo:background-color="#ffffff" style:font-name-asian="Open Sans Regular1" style:font-size-asian="10pt" style:font-name-complex="Open Sans Regular1"/>
    </style:style>
    <style:style style:name="P8" style:family="paragraph" style:parent-style-name="Standard">
      <style:paragraph-properties fo:text-align="justify" style:justify-single-word="false"/>
      <style:text-properties fo:color="#000000" style:font-name="Open Sans Regular" fo:font-size="10pt" style:font-name-asian="Open Sans Regular1" style:font-size-asian="10pt" style:font-name-complex="Open Sans Regular1" fo:background-color="#ffffff"/>
    </style:style>
    <style:style style:name="P9" style:family="paragraph" style:parent-style-name="Standard">
      <style:text-properties fo:color="#000000" style:font-name="Open Sans Bold" fo:font-size="10pt" fo:font-weight="bold" fo:background-color="#ffffff" style:font-name-asian="Open Sans Bold1" style:font-size-asian="10pt" style:font-weight-asian="bold" style:font-name-complex="Open Sans Bold1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1"/>
      <style:text-properties style:font-name="Open Sans Regular" fo:font-size="10pt" style:font-name-asian="Open Sans Regular1" style:font-size-asian="10pt" style:font-name-complex="Open Sans Regular1"/>
    </style:style>
    <style:style style:name="P11" style:family="paragraph" style:parent-style-name="Text_20_body_20_indent">
      <style:paragraph-properties fo:margin-left="0cm" fo:margin-right="0cm" fo:text-indent="0cm" style:auto-text-indent="false"/>
    </style:style>
    <style:style style:name="T1" style:family="text">
      <style:text-properties style:font-name="Open Sans Bold" fo:font-size="10pt" style:font-name-asian="Open Sans Bold1" style:font-size-asian="10pt" style:font-name-complex="Open Sans Bold1"/>
    </style:style>
    <style:style style:name="T2" style:family="text">
      <style:text-properties style:font-name="Open Sans Bold" fo:font-size="10pt" fo:font-weight="bold" style:font-name-asian="Open Sans Bold1" style:font-size-asian="10pt" style:font-weight-asian="bold" style:font-name-complex="Open Sans Bold1"/>
    </style:style>
    <style:style style:name="T3" style:family="text">
      <style:text-properties style:font-name="Open Sans Bold" fo:font-size="10pt" fo:font-style="normal" style:font-name-asian="Open Sans Bold1" style:font-size-asian="10pt" style:font-style-asian="normal" style:font-name-complex="Open Sans Bold1"/>
    </style:style>
    <style:style style:name="T4" style:family="text">
      <style:text-properties style:font-name="Open Sans Regular" fo:font-size="10pt" fo:font-weight="normal" style:font-name-asian="Open Sans Regular1" style:font-size-asian="10pt" style:font-weight-asian="normal" style:font-name-complex="Open Sans Regular1"/>
    </style:style>
    <style:style style:name="T5" style:family="text">
      <style:text-properties style:font-name="Open Sans Regular" fo:font-size="10pt" style:font-name-asian="Open Sans Regular1" style:font-size-asian="10pt" style:font-name-complex="Open Sans Regular1"/>
    </style:style>
    <style:style style:name="T6" style:family="text">
      <style:text-properties style:font-name="Open Sans Regular" fo:font-size="10pt" fo:font-style="normal" fo:font-weight="normal" style:font-name-asian="Open Sans Regular1" style:font-size-asian="10pt" style:font-style-asian="normal" style:font-weight-asian="normal" style:font-name-complex="Open Sans Regular1"/>
    </style:style>
    <style:style style:name="T7" style:family="text">
      <style:text-properties fo:color="#000000" style:font-name="Open Sans Regular" fo:font-size="10pt" fo:background-color="#ffffff" loext:char-shading-value="0" style:font-name-asian="Open Sans Regular1" style:font-size-asian="10pt" style:font-name-complex="Open Sans Regular1"/>
    </style:style>
    <style:style style:name="T8" style:family="text">
      <style:text-properties fo:color="#000000" style:font-name="Open Sans Regular" fo:font-size="10pt" fo:font-weight="bold" fo:background-color="#ffffff" loext:char-shading-value="0" style:font-name-asian="Open Sans Regular1" style:font-size-asian="10pt" style:font-weight-asian="bold" style:font-name-complex="Open Sans Regular1" style:font-weight-complex="bold"/>
    </style:style>
    <style:style style:name="T9" style:family="text">
      <style:text-properties fo:color="#000000" style:font-name="Open Sans Regular" fo:font-size="10pt" style:font-name-asian="Open Sans Regular1" style:font-size-asian="10pt" style:font-name-complex="Open Sans Regular1"/>
    </style:style>
    <style:style style:name="T10" style:family="text">
      <style:text-properties fo:color="#000000" style:font-name="Open Sans Regular" fo:font-size="10pt" style:font-name-asian="Open Sans Regular1" style:font-size-asian="10pt" style:font-name-complex="Open Sans Regular1" fo:background-color="#ffffff"/>
    </style:style>
    <style:style style:name="T11" style:family="text">
      <style:text-properties fo:color="#000000" style:font-name="Open Sans Regular" fo:font-size="10pt" fo:font-style="italic" fo:background-color="#ffffff" loext:char-shading-value="0" style:font-name-asian="Open Sans Regular1" style:font-size-asian="10pt" style:font-style-asian="italic" style:font-name-complex="Open Sans Regular1"/>
    </style:style>
    <style:style style:name="T12" style:family="text">
      <style:text-properties fo:color="#000000" style:font-name="Open Sans Bold" fo:font-size="10pt" fo:font-weight="bold" fo:background-color="#ffffff" loext:char-shading-value="0" style:font-name-asian="Open Sans Bold1" style:font-size-asian="10pt" style:font-weight-asian="bold" style:font-name-complex="Open Sans Bold1"/>
    </style:style>
    <style:style style:name="T1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RESUME</text:span></text:h>
      <text:h text:style-name="Heading_20_2" text:outline-level="2"><text:span text:style-name="T1">SAI SOWMYA D</text:span></text:h>
      <text:p text:style-name="P11"><text:span text:style-name="T2">Email</text:span><text:tab/><text:span text:style-name="T5">: </text:span><text:a xlink:type="simple" xlink:href="mailto:saisowmyadande@gmail.com" text:style-name="Internet_20_link" text:visited-style-name="Visited_20_Internet_20_Link"><text:span text:style-name="T5">saisowmyadande@gmail.com</text:span></text:a></text:p>
      <text:p text:style-name="P11"><text:span text:style-name="T2">Phone</text:span><text:tab/><text:span text:style-name="T5">: 91-9154350551<text:tab/><text:tab/><text:tab/><text:tab/><text:tab/><text:tab/><text:tab/><text:tab/></text:span></text:p>
      <text:p text:style-name="P10"/>
      <text:p text:style-name="P5"/>
      <text:p text:style-name="Standard"><text:span text:style-name="T2">OBJECTIVE:</text:span><text:span text:style-name="T5"> </text:span><text:span text:style-name="T7">A creative and result-driven individual with ability for effective and efficient projects in IT solutions. Looking forward to be a part of progressive tech company where my skills will be fully harnessed.</text:span></text:p>
      <text:p text:style-name="P5"/>
      <text:p text:style-name="Standard"><text:span text:style-name="T2">SUMMARY</text:span><text:span text:style-name="T5">: Around 2 years of professional IT experience with Manual Testing (Functional Testing, Integration Testing, System Testing, Regression Testing, Smoke Testing).</text:span></text:p>
      <text:list xml:id="list3471641913" text:style-name="WWNum5">
        <text:list-item>
          <text:p text:style-name="P2"><text:span text:style-name="T5">Expertise in testing Web applications.</text:span></text:p>
        </text:list-item>
        <text:list-item>
          <text:p text:style-name="P2"><text:span text:style-name="T5">Well Versed with Software Development Life Cycle (SDLC) and Software Testing Life Cycle (STLC) including Agile Methodology.</text:span></text:p>
        </text:list-item>
        <text:list-item>
          <text:p text:style-name="P2"><text:span text:style-name="T5">Extensively worked on Writing Test Cases, Execute Test Cases, Logging Defects, Defect Tracking and Prioritize Defects.</text:span></text:p>
        </text:list-item>
        <text:list-item>
          <text:p text:style-name="P2"><text:span text:style-name="T5">Experience in configuring setups for testing in different Environments.</text:span></text:p>
        </text:list-item>
        <text:list-item>
          <text:p text:style-name="P4"><text:span text:style-name="T5">Had a breif knowledge on automation </text:span></text:p>
        </text:list-item>
      </text:list>
      <text:p text:style-name="P5"/>
      <text:p text:style-name="Standard"><text:span text:style-name="T12">TECHNICAL SKILLS</text:span></text:p>
      <text:p text:style-name="Standard"/>
      <text:p text:style-name="Standard"><text:span text:style-name="T12">SCM</text:span><text:span text:style-name="T7">: Git</text:span></text:p>
      <text:p text:style-name="Standard"><text:span text:style-name="T12">Languages</text:span><text:span text:style-name="T7">: Core Java, SQL, HTML5, CSS</text:span></text:p>
      <text:p text:style-name="Standard"><text:span text:style-name="T12">Operating Systems</text:span><text:span text:style-name="T7">: Linux, Windows</text:span></text:p>
      <text:p text:style-name="Standard"><text:span text:style-name="T12">Databases</text:span><text:span text:style-name="T7">: MySQL, Oracle.</text:span></text:p>
      <text:p text:style-name="P5"/>
      <text:p text:style-name="P5"/>
      <text:p text:style-name="Standard"><text:span text:style-name="T2">PROFESSIONAL EXPERIENCE</text:span><text:span text:style-name="T5"> </text:span></text:p>
      <text:p text:style-name="P5"/>
      <text:h text:style-name="Heading_20_4" text:outline-level="4"><text:span text:style-name="T1">Employer</text:span><text:tab/><text:span text:style-name="T4">: Coginzant Technologies - Google</text:span><text:tab/><text:tab/><text:tab/></text:h>
      <text:h text:style-name="Heading_20_4" text:outline-level="4"><text:span text:style-name="T1">Title</text:span><text:tab/><text:tab/><text:span text:style-name="T4">: Manual Test Engineer</text:span><text:tab/><text:tab/><text:span text:style-name="T4"> </text:span><text:tab/><text:tab/><text:tab/><text:span text:style-name="T4"> </text:span></text:h>
      <text:p text:style-name="Standard"><text:span text:style-name="T12">Duration</text:span><text:tab/><text:span text:style-name="T7">: June 2019 – Present</text:span></text:p>
      <text:p text:style-name="P6"/>
      <text:p text:style-name="Standard"><text:span text:style-name="T8">Description of project :</text:span></text:p>
      <text:p text:style-name="P6"/>
      <text:p text:style-name="Standard"><text:span text:style-name="T7">The main feature worked in Atlas 2.0 is Google mapping Tool. The tool feature allows you to configure models based on the historic data and updates to it. Its Tier 2 application where 2k users globally work as per tasks and tickets. <text:s/></text:span></text:p>
      <text:p text:style-name="Standard"><text:span text:style-name="T7"><text:s text:c="21"/></text:span></text:p>
      <text:h text:style-name="Heading_20_5" text:outline-level="5"><text:span text:style-name="T3">Responsibilities</text:span><text:span text:style-name="T6"> :</text:span></text:h>
      <text:p text:style-name="Standard"><text:span text:style-name="T7"><text:s text:c="13"/></text:span></text:p>
      <text:list xml:id="list3827928776" text:style-name="WWNum6">
        <text:list-item>
          <text:p text:style-name="P3"><text:span text:style-name="T9">Prepared Test Plan, Test Cases and testing scenarios, Install the application and configure the application.</text:span></text:p>
        </text:list-item>
        <text:list-item>
          <text:p text:style-name="P3"><text:span text:style-name="T9">Loading data into the application.</text:span></text:p>
        </text:list-item>
        <text:list-item>
          <text:p text:style-name="P3"><text:span text:style-name="T9">Incident tracking and updating.</text:span></text:p>
        </text:list-item>
        <text:list-item>
          <text:p text:style-name="P3"><text:span text:style-name="T9">Executing test cases and preparing daily execution report.</text:span></text:p>
        </text:list-item>
        <text:list-item>
          <text:p text:style-name="P3"><text:span text:style-name="T9">Defect logging and tracking.</text:span></text:p>
        </text:list-item>
        <text:list-item>
          <text:p text:style-name="P3"><text:span text:style-name="T9">On time escalations.</text:span></text:p>
        </text:list-item>
        <text:list-item>
          <text:p text:style-name="P3"><text:span text:style-name="T9">Reviewing of test cases prepared by peers.</text:span></text:p>
        </text:list-item>
        <text:list-item>
          <text:p text:style-name="P3"><text:span text:style-name="T9">Providing adequate support to the developers for defect analysis</text:span></text:p>
        </text:list-item>
      </text:list>
      <text:p text:style-name="P8"/>
      <text:p text:style-name="P9"/>
      <text:p text:style-name="Standard"><text:span text:style-name="T12">EDUCATIONAL QUALIFICATION</text:span></text:p>
      <text:p text:style-name="Standard"><text:span text:style-name="T11">Bachelor’s in Technology (ECE) from Vignana bharthi Institute of Technology affiliated to JNTU Hyderabad.</text:span></text:p>
      <text:p text:style-name="P7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 Bold" svg:font-family="'Open Sans Bold'" style:font-family-generic="roman" style:font-pitch="variable"/>
    <style:font-face style:name="Open Sans Regular" svg:font-family="'Open Sans Regula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 Bold1" svg:font-family="'Open Sans Bold'" style:font-family-generic="system" style:font-pitch="variable"/>
    <style:font-face style:name="Open Sans Regular1" svg:font-family="'Open Sans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0.423cm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color="#000000" fo:font-size="11pt" style:font-size-asian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style:font-name="Cambria" fo:font-family="Cambria" style:font-family-generic="roman" style:font-pitch="variable" fo:font-size="11pt" fo:font-style="italic" style:text-underline-style="solid" style:text-underline-width="auto" style:text-underline-color="font-color" fo:font-weight="bold" style:font-name-asian="Cambria1" style:font-family-asian="Cambria" style:font-family-generic-asian="system" style:font-pitch-asian="variable" style:font-size-asian="11pt" style:font-style-asian="italic" style:font-weight-asian="bold" style:font-name-complex="Cambria1" style:font-family-complex="Cambria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0.16cm" fo:margin-right="0cm" fo:text-indent="1.27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Default" style:family="paragraph" style:parent-style-name="Standard" style:default-outline-level="">
      <style:text-properties fo:color="#000000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language-asian="zh" style:country-asian="CN" style:font-weight-asian="bold" style:font-name-complex="Cambria1" style:font-family-complex="Cambria" style:font-family-generic-complex="system" style:font-pitch-complex="variable" style:font-size-complex="10pt" style:language-complex="hi" style:country-complex="IN"/>
    </style:style>
    <style:style style:name="Heading_20_4_20_Char" style:display-name="Heading 4 Ch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language-asian="zh" style:country-asian="CN" style:font-weight-asian="bold" style:font-name-complex="Cambria1" style:font-family-complex="Cambria" style:font-family-generic-complex="system" style:font-pitch-complex="variable" style:font-size-complex="10pt" style:language-complex="hi" style:country-complex="IN"/>
    </style:style>
    <style:style style:name="Heading_20_5_20_Char" style:display-name="Heading 5 Char" style:family="text" style:parent-style-name="Default_20_Paragraph_20_Font">
      <style:text-properties style:font-name="Cambria" fo:font-family="Cambria" style:font-family-generic="roman" style:font-pitch="variable" fo:font-style="italic" style:text-underline-style="solid" style:text-underline-width="auto" style:text-underline-color="font-color" fo:font-weight="bold" style:font-name-asian="Cambria1" style:font-family-asian="Cambria" style:font-family-generic-asian="system" style:font-pitch-asian="variable" style:language-asian="zh" style:country-asian="CN" style:font-style-asian="italic" style:font-weight-asian="bold" style:font-name-complex="Cambria1" style:font-family-complex="Cambria" style:font-family-generic-complex="system" style:font-pitch-complex="variable" style:font-size-complex="10pt" style:language-complex="hi" style:country-complex="IN"/>
    </style:style>
    <style:style style:name="Body_20_Text_20_Char" style:display-name="Body Text Char" style:family="text" style:parent-style-name="Default_20_Paragraph_20_Font"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i sowmya</meta:initial-creator>
    <meta:editing-cycles>2</meta:editing-cycles>
    <meta:creation-date>2021-06-28T16:29:00</meta:creation-date>
    <dc:date>2022-03-04T15:15:14.285412031</dc:date>
    <meta:editing-duration>PT33M10S</meta:editing-duration>
    <meta:generator>LibreOffice/6.4.7.2$Linux_X86_64 LibreOffice_project/40$Build-2</meta:generator>
    <meta:document-statistic meta:table-count="0" meta:image-count="0" meta:object-count="0" meta:page-count="2" meta:paragraph-count="35" meta:word-count="284" meta:character-count="1939" meta:non-whitespace-character-count="16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